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121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Libdwarf Regression Test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32</text:p>
          </table:table-cell>
          <table:table-cell table:style-name="ce1"/>
          <table:table-cell office:value-type="string" calcext:value-type="string">
            <text:p>32bit FreeBSD on VM on dseti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64</text:p>
          </table:table-cell>
          <table:table-cell table:style-name="ce1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test date</text:p>
          </table:table-cell>
          <table:table-cell table:style-name="ce8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3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:q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3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3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2"/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4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5" office:value-type="string" calcext:value-type="string">
            <text:p>SomeTestsNotNLIZE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5" office:value-type="string" calcext:value-type="string">
            <text:p>New cucontext merge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" table:number-columns-repeated="2"/>
          <table:table-cell table:number-columns-repeated="7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9:01:56.54937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3-27T20:37:25.201089304</dc:date>
    <dc:creator>DavidA </dc:creator>
    <meta:editing-duration>PT19H28M1S</meta:editing-duration>
    <meta:editing-cycles>59</meta:editing-cycles>
    <meta:generator>LibreOffice/6.0.7.3$Linux_X86_64 LibreOffice_project/00m0$Build-3</meta:generator>
    <meta:document-statistic meta:table-count="1" meta:cell-count="253" meta:object-count="0"/>
  </office:meta>
</office:document-meta>
</file>